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.) Add data volume to segment</text:p>
      <text:p text:style-name="P1"/>
      <text:p text:style-name="Standard"><text:span text:style-name="Teletype"><text:span text:style-name="T6">[[File:LoadData.png|500px|thumb]]</text:span></text:span></text:p>
      <text:p text:style-name="P1"/>
      <text:p text:style-name="P1"/>
      <text:p text:style-name="Standard">Step 2.) Go to the “Editor” module, select the volume loaded in Step 1 as the “Master Volume” in the “Create and Select Label Maps” drop-down menu</text:p>
      <text:p text:style-name="Standard"/>
      <text:p text:style-name="Standard"><text:span text:style-name="Teletype"><text:span text:style-name="T6">[[File:StartEditor.png|500px|thumb]]</text:span></text:span></text:p>
      <text:p text:style-name="Standard"/>
      <text:p text:style-name="Standard"/>
      <text:p text:style-name="Standard">Step 3.) Select the “KSlice” effect in the “Edit Selected Label Map” drop-down menu</text:p>
      <text:p text:style-name="Standard"><text:span text:style-name="Teletype"><text:span text:style-name="T6"/></text:span></text:p>
      <text:p text:style-name="Standard"><text:span text:style-name="Teletype"><text:span text:style-name="T6">[[File:KsliceEffect.png|50px|thumb]]</text:span></text:span></text:p>
      <text:p text:style-name="Standard"/>
      <text:p text:style-name="Standard"/>
      <text:p text:style-name="Standard">Step 4.) Set the “Radius” parameter and press the “Start Interactive Segmentor” button ( KSlice is now running in the background until the “Stop Interactive Segmentor” button is pressed)</text:p>
      <text:p text:style-name="Standard"><text:span text:style-name="Teletype"><text:span text:style-name="T6"/></text:span></text:p>
      <text:p text:style-name="Standard"><text:span text:style-name="Teletype"><text:span text:style-name="T6">[[File:StartBot.png|500px|thumb]]</text:span></text:span></text:p>
      <text:p text:style-name="Standard"/>
      <text:p text:style-name="Standard"/>
      <text:p text:style-name="Standard">Step 5.) Turn “On” all three slice views in the 3D Plane</text:p>
      <text:p text:style-name="Standard"/>
      <text:p text:style-name="Standard"><text:span text:style-name="Teletype"><text:span text:style-name="T6">[[File:TurnOnSlices3D.png|500px|thumb]]</text:span></text:span></text:p>
      <text:p text:style-name="Standard"/>
      <text:p text:style-name="Standard"/>
      <text:p text:style-name="Standard">Step 5.) Select the “PaintEffect” tool and initialize KSlice by drawing inside the structure of interest</text:p>
      <text:p text:style-name="Standard">(green circle, inside the esophagus in this example)</text:p>
      <text:p text:style-name="Standard"/>
      <text:p text:style-name="Standard"><text:span text:style-name="Teletype"><text:span text:style-name="T6">[[File:Paint.png|50px|thumb]]</text:span></text:span></text:p>
      <text:p text:style-name="Standard"/>
      <text:p text:style-name="Standard"/>
      <text:p text:style-name="Standard">Step 6.) Hover the mouse over a slice view (we focus on the “Red” slice first, here) and press the “Q” key to evolve a 2D active contour in this plane</text:p>
      <text:p text:style-name="Standard"/>
      <text:p text:style-name="Standard"><text:span text:style-name="Teletype"><text:span text:style-name="T6">[[File:Segment2D.png|500px|thumb]]</text:span></text:span></text:p>
      <text:p text:style-name="Standard"/>
      <text:p text:style-name="Standard"/>
      <text:p text:style-name="Standard">Step 7.) Press the “C” key to copy the current segmentation in this 2D plane, then press the left/right arrow on the keyboard to move on to an adjacent slice, press the “V” key to paste the label, thereby initializing the current slice</text:p>
      <text:p text:style-name="Standard"/>
      <text:p text:style-name="Standard"><text:span text:style-name="Teletype"><text:span text:style-name="T6">[[File:CopyPasteSlice.png|500px|thumb]]</text:span></text:span></text:p>
      <text:p text:style-name="Standard"/>
      <text:p text:style-name="Standard"/>
      <text:p text:style-name="Standard">Step 8.) Evolve the 2D contour on this slice by pressing “Q” </text:p>
      <text:p text:style-name="Standard"><text:span text:style-name="Teletype"><text:span text:style-name="T6"/></text:span></text:p>
      <text:p text:style-name="Standard"><text:span text:style-name="Teletype"><text:span text:style-name="T6">[[File:Segment2DAfterPaste.png|500px|thumb]]</text:span></text:span></text:p>
      <text:p text:style-name="Standard"><text:soft-page-break/></text:p>
      <text:p text:style-name="Standard"/>
      <text:p text:style-name="Standard">Step 9.) Hover mouse over the yellow, then green slices and repeat (as many times as desired) Steps 6-8</text:p>
      <text:p text:style-name="Standard"/>
      <text:p text:style-name="Standard"><text:span text:style-name="Teletype"><text:span text:style-name="T6">[[File:SegmentAllSlices.png|500px|thumb]]</text:span></text:span></text:p>
      <text:p text:style-name="Standard"/>
      <text:p text:style-name="Standard"/>
      <text:p text:style-name="Standard">***** As necessary, at any time in the process *****</text:p>
      <text:p text:style-name="Standard"/>
      <text:p text:style-name="Standard">Step 10.) Press the “A” key to change drawing modes (between Draw/Delete label). Thus, if the user's expert knowledge of anatomy does not agree with the current segmentation results, he adds negative input by erasing a label. By deleting in the same area multiple times, the user input is accumulated and this guiding signal forces the changes to become persistent</text:p>
      <text:p text:style-name="Standard"><text:span text:style-name="Teletype"><text:span text:style-name="T6"/></text:span></text:p>
      <text:p text:style-name="Standard"><text:span text:style-name="Teletype"><text:span text:style-name="T6">[[File:DeleteLabel.png|500px|thumb]]</text:span></text:span></text:p>
      <text:p text:style-name="Standard"/>
      <text:p text:style-name="Standard"/>
      <text:p text:style-name="Standard">Step 11.) Alternatively, a user can press “A” again to return to drawing. If a contour is not reaching an area that is, in fact, part of the structure of interest, the user can add positive input by painting this area</text:p>
      <text:p text:style-name="Standard"/>
      <text:p text:style-name="Standard"><text:span text:style-name="Teletype"><text:span text:style-name="T6">[[File:DrawLabel.png|500px|thumb]]</text:span></text:span></text:p>
      <text:p text:style-name="Standard"/>
      <text:p text:style-name="Standard"/>
      <text:p text:style-name="Standard">Step 12.) Evolve the contour with the changed user input, and new initialization</text:p>
      <text:p text:style-name="Standard"/>
      <text:p text:style-name="Standard"><text:span text:style-name="Teletype"><text:span text:style-name="T6">[[File:EvolveAfterUserInput.png|500px|thumb]]</text:span></text:span></text:p>
      <text:p text:style-name="Standard"/>
      <text:p text:style-name="Standard"/>
      <text:p text:style-name="Standard">*********************************************</text:p>
      <text:p text:style-name="Standard"/>
      <text:p text:style-name="Standard">*********Optional visualization ******************</text:p>
      <text:p text:style-name="Standard"/>
      <text:p text:style-name="Standard">Step 13.) Turn on “Volume Rendering” of the label image in 3D (notice the parameters set for faster interaction). This will be updated during the evolution</text:p>
      <text:p text:style-name="Standard"/>
      <text:p text:style-name="Standard"><text:span text:style-name="Teletype"><text:span text:style-name="T6">[[File:VolumeRederingOn.png|500px|thumb]]</text:span></text:span></text:p>
      <text:p text:style-name="Standard"/>
      <text:p text:style-name="Standard"/>
      <text:p text:style-name="Standard">*********************************************</text:p>
      <text:p text:style-name="Standard">Step 14.) Evolution in 3D is done by pressing the “W” key</text:p>
      <text:p text:style-name="Standard"/>
      <text:p text:style-name="Standard"><text:span text:style-name="Teletype"><text:span text:style-name="T6">[[File:Result3DSegmentation.png|500px|thumb]]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letype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Kolesov</meta:initial-creator>
    <meta:creation-date>2013-05-02T12:49:24</meta:creation-date>
    <dc:date>2013-05-02T14:53:19</dc:date>
    <dc:creator>Ivan Kolesov</dc:creator>
    <meta:editing-duration>PT02H03M56S</meta:editing-duration>
    <meta:editing-cycles>22</meta:editing-cycles>
    <meta:generator>OpenOffice.org/3.2$Unix OpenOffice.org_project/320m12$Build-9483</meta:generator>
    <meta:document-statistic meta:table-count="0" meta:image-count="0" meta:object-count="0" meta:page-count="3" meta:paragraph-count="35" meta:word-count="420" meta:character-count="2842"/>
  </office:meta>
</office:document-meta>
</file>